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tifactDownloadReport.isDown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ArtifactDownloadReport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getDownload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setDownloadTimeMillis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getLoca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getDownload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setLocalFile( File loca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setArtifactOrigin( ArtifactOrigin 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setDownloadDetails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getArtifact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rtifactDownloadReport.g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get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setDownloadStatus( DownloadStatus download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set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getDownloadTim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DownloadRepor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